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DC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q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QUOTIENT([.B2];[.B3])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24" table:formula="of:=[.B2]-[.$E3]*[.B3]" table:style-name="ce1">
            <text:p>24</text:p>
          </table:table-cell>
          <table:table-cell office:value-type="float" office:value="1" table:formula="of:=[.C2]-[.$E3]*[.C3]" table:style-name="ce1">
            <text:p>1</text:p>
          </table:table-cell>
          <table:table-cell office:value-type="float" office:value="-1" table:formula="of:=[.D2]-[.$E3]*[.D3]" table:style-name="ce1">
            <text:p>-1</text:p>
          </table:table-cell>
          <table:table-cell office:value-type="float" office:value="1" table:formula="of:=QUOTIENT([.B3];[.B4])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</text:p>
          </table:table-cell>
          <table:table-cell office:value-type="float" office:value="1" table:formula="of:=[.B3]-[.$E4]*[.B4]" table:style-name="ce1">
            <text:p>1</text:p>
          </table:table-cell>
          <table:table-cell office:value-type="float" office:value="-1" table:formula="of:=[.C3]-[.$E4]*[.C4]" table:style-name="ce1">
            <text:p>-1</text:p>
          </table:table-cell>
          <table:table-cell office:value-type="float" office:value="2" table:formula="of:=[.D3]-[.$E4]*[.D4]" table:style-name="ce1">
            <text:p>2</text:p>
          </table:table-cell>
          <table:table-cell office:value-type="float" office:value="24" table:formula="of:=QUOTIENT([.B4];[.B5])" table:style-name="ce1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0" table:formula="of:=[.B4]-[.$E5]*[.B5]" table:style-name="ce1">
            <text:p>0</text:p>
          </table:table-cell>
          <table:table-cell office:value-type="float" office:value="25" table:formula="of:=[.C4]-[.$E5]*[.C5]" table:style-name="ce1">
            <text:p>25</text:p>
          </table:table-cell>
          <table:table-cell office:value-type="float" office:value="-49" table:formula="of:=[.D4]-[.$E5]*[.D5]" table:style-name="ce1">
            <text:p>-49</text:p>
          </table:table-cell>
          <table:table-cell office:value-type="float" office:value="0" table:formula="of:=QUOTIENT([.B5];[.B6])" table:style-name="ce1">
            <text:p>#DIV/0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4</text:p>
          </table:table-cell>
          <table:table-cell table:number-columns-repeated="16383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Ricardo Nunes</meta:initial-creator>
    <dc:creator>Ricardo Nunes</dc:creator>
    <meta:creation-date>2019-01-04T17:11:37Z</meta:creation-date>
    <dc:date>2019-01-04T17:48:29Z</dc:date>
  </office:meta>
</office:document-meta>
</file>